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svg:stroke-color="#ef413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2.2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style:font-name="DejaVu Sans"/>
    </style:style>
    <style:style style:name="P5" style:family="paragraph">
      <loext:graphic-properties draw:fill="none" draw:fill-color="#ffffff"/>
      <style:text-properties style:font-name="DejaVu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21cm" svg:y1="3.921cm" svg:x2="3.921cm" svg:y2="11.414cm">
          <text:p/>
        </draw:line>
        <draw:line draw:style-name="gr1" draw:text-style-name="P1" draw:layer="layout" svg:x1="3.921cm" svg:y1="11.414cm" svg:x2="16.113cm" svg:y2="11.287cm">
          <text:p/>
        </draw:line>
        <draw:line draw:style-name="gr1" draw:text-style-name="P1" draw:layer="layout" svg:x1="3.921cm" svg:y1="24.749cm" svg:x2="15.859cm" svg:y2="24.622cm">
          <text:p/>
        </draw:line>
        <draw:line draw:style-name="gr1" draw:text-style-name="P1" draw:layer="layout" svg:x1="3.921cm" svg:y1="16.875cm" svg:x2="3.921cm" svg:y2="24.749cm">
          <text:p/>
        </draw:line>
        <draw:path draw:style-name="gr2" draw:text-style-name="P1" draw:layer="layout" svg:width="6.434cm" svg:height="9.282cm" draw:transform="rotate (-1.24913214565234) translate (13.9634804874062cm 1.22168372604185cm)" svg:viewBox="0 0 6435 9283" svg:d="M0 9269c502 60 995-73 1455-245 497-185 937-519 1325-888 368-351 864-579 1120-1043 244-443 372-929 554-1403 157-410 318-803 450-1223 126-403 384-757 514-1159 127-392 274-760 425-1145 167-425 142-859 296-1274l168-373 128-386v-130">
          <text:p/>
        </draw:path>
        <draw:path draw:style-name="gr2" draw:text-style-name="P1" draw:layer="layout" svg:width="10.216cm" svg:height="7.408cm" svg:x="4.926cm" svg:y="16.526cm" svg:viewBox="0 0 10217 7409" svg:d="M0 7409c644-30 1281-117 1913-245 678-138 1337-326 1994-569 502-185 931-475 1384-733 495-283 932-648 1384-1018 491-401 943-793 1344-1262 363-423 665-874 977-1343 286-431 588-843 814-1302l163-448 203-407 41-82">
          <text:p/>
        </draw:path>
        <draw:frame draw:style-name="gr3" draw:text-style-name="P3" draw:layer="layout" svg:width="3.048cm" svg:height="1.397cm" svg:x="2.524cm" svg:y="2.524cm">
          <draw:text-box>
            <text:p text:style-name="P2"><text:span text:style-name="T1">Loss</text:span></text:p>
          </draw:text-box>
        </draw:frame>
        <draw:frame draw:style-name="gr3" draw:text-style-name="P3" draw:layer="layout" svg:width="3.048cm" svg:height="1.397cm" svg:x="2.27cm" svg:y="15.097cm">
          <draw:text-box>
            <text:p text:style-name="P2"><text:span text:style-name="T1">Loss</text:span></text:p>
          </draw:text-box>
        </draw:frame>
        <draw:frame draw:style-name="gr3" draw:text-style-name="P3" draw:layer="layout" svg:width="3.048cm" svg:height="1.397cm" svg:x="13.827cm" svg:y="11.541cm">
          <draw:text-box>
            <text:p text:style-name="P2"><text:span text:style-name="T1">epochs</text:span></text:p>
          </draw:text-box>
        </draw:frame>
        <draw:frame draw:style-name="gr3" draw:text-style-name="P3" draw:layer="layout" svg:width="3.048cm" svg:height="1.397cm" svg:x="13.446cm" svg:y="25.003cm">
          <draw:text-box>
            <text:p text:style-name="P2"><text:span text:style-name="T1">epochs</text:span></text:p>
          </draw:text-box>
        </draw:frame>
        <draw:frame draw:style-name="gr4" draw:text-style-name="P5" draw:layer="layout" svg:width="10.922cm" svg:height="2.462cm" svg:x="7.985cm" svg:y="4.556cm">
          <draw:text-box>
            <text:p text:style-name="P4"><text:span text:style-name="T2">Vanishing gradient problem.</text:span></text:p>
            <text:p text:style-name="P4"><text:span text:style-name="T2">Loss not improving over time</text:span></text:p>
          </draw:text-box>
        </draw:frame>
        <draw:frame draw:style-name="gr4" draw:text-style-name="P5" draw:layer="layout" svg:width="10.922cm" svg:height="2.462cm" svg:x="6.08cm" svg:y="18.477cm">
          <draw:text-box>
            <text:p text:style-name="P4"><text:span text:style-name="T2">Exploding gradient problem.</text:span></text:p>
            <text:p text:style-name="P4"><text:span text:style-name="T2">Loss getting worse over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23:22:19.221928035</meta:creation-date>
    <dc:date>2020-06-08T23:30:54.488107090</dc:date>
    <meta:editing-duration>PT8M34S</meta:editing-duration>
    <meta:editing-cycles>3</meta:editing-cycles>
    <meta:generator>LibreOffice/6.0.7.3$Linux_X86_64 LibreOffice_project/00m0$Build-3</meta:generator>
    <meta:document-statistic meta:object-count="12"/>
  </office:meta>
</office:document-meta>
</file>